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row>
          <mi>S</mi>
          <mrow>
            <mo stretchy="false">(</mo>
            <mrow>
              <mi>V</mi>
            </mrow>
            <mo stretchy="false">)</mo>
          </mrow>
        </mrow>
      </msub>
      <mrow>
        <mo stretchy="false">(</mo>
        <mrow>
          <mstyle mathvariant="bold">
            <mrow>
              <mi>a</mi>
            </mrow>
          </mstyle>
        </mrow>
        <mo stretchy="false">)</mo>
      </mrow>
      <mrow>
        <mi/>
        <mo stretchy="false">=</mo>
        <mi/>
      </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style mathvariant="bold">
          <mrow>
            <mi>a</mi>
          </mrow>
        </mstyle>
      </mrow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%iphi_{S(V)} (bold a) `=` lint from {S(V)} bold a (bold r)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4:02:53.677000000</meta:creation-date>
    <meta:generator>LibreOffice/4.1.4.2$Windows_x86 LibreOffice_project/0a0440ccc0227ad9829de5f46be37cfb6edcf72</meta:generator>
  </office:meta>
</office:document-meta>
</file>